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30.53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6.56mm"/>
    </style:style>
    <style:style style:name="co9" style:family="table-column">
      <style:table-column-properties fo:break-before="auto" style:column-width="34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07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07">
      <style:table-cell-properties fo:background-color="#fffb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07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no-wrap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style:font-name="Liberation Sans" fo:font-size="10pt"/>
    </style:style>
    <style:style style:name="ce21" style:family="table-cell" style:parent-style-name="Default">
      <style:text-properties style:font-name="Liberation Sans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5" style:family="table-cell" style:parent-style-name="Default" style:data-style-name="N107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07">
      <style:table-cell-properties fo:background-color="#fffb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107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nuels" table:style-name="ta1">
        <office:forms form:automatic-focus="false" form:apply-design-mode="false"/>
        <table:table-column table:style-name="co8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9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4" office:value-type="string" calcext:value-type="string">
            <text:p>VALIDATION</text:p>
          </table:table-cell>
          <table:table-cell table:style-name="ce16" office:value-type="string" calcext:value-type="string">
            <text:p>METADONNEES</text:p>
          </table:table-cell>
          <table:table-cell table:style-name="ce17" office:value-type="string" calcext:value-type="string">
            <text:p>STRUCTURE</text:p>
          </table:table-cell>
          <table:table-cell table:style-name="ce23" office:value-type="string" calcext:value-type="string">
            <text:p>COMMENTAIR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mar_cours-rhetorique_181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ieux_rhetorique-francaise_182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et-rhetorique-trad-ruell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batteux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egger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au_exercic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et_de-la-versification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1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2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geault_princip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let_manuel-pratique-rhetorique_183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en_morceaux-premier-cycle_191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sade_rheto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ceron_discours-choisis-01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rtaud-divernesse_cours-elementaire-rhetorique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stree_recueil-compositions-01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_principes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1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2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3_180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contemporains-classes-superieures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rhetorique_1882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2" office:value-type="string" calcext:value-type="string">
            <text:p>&lt;persName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ugere-leon_morceaux-choisis-17e-18e-2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rhetoriqu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troisièm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on_elements-de-rhetorique-francaise-ed6_185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c-desfosses_recueil-sujets-baccalaurea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del_art-ecrire_187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defroy_morceaux-poetes_cours-superieur_188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precis-rhetorique_185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1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2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3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ace_art-poetique-trad-taillefert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bien_precis-de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lien_petit-traite-rhetorique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nouvelle-rhetorique_184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principes-composition-0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omme-et-petit_composition-francaise_189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omond_elements-grammaire_183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epeyre_resume-rhetorique_182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oetes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rosateurs_1881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70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2" office:value-type="string" calcext:value-type="string">
            <text:p>&lt;persName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9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let_extraits-cours-superieurs-prose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let_extraits-cours-superieurs-et-moyens-prose-et-poesie_187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_troisiem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-prose-et-vers-rhetorique_188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principes-de-rhetorique-francais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ron_cours-complet-01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ron_cours-complet-02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iolles_cours-elementaire-litteratur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iolles_cours-elementaire-rhetorique_1866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cherat-louis_traite-versification-latine_1876.x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blème d’encodage à partir de la page 326 (voir PDF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dinaire_rhetorique-nouvelle_1867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on_rhetorique_1853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 nombreux manques dans ce texte (&lt;gap&gt;), mauvaise numéris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ien_cours-complet-versions-latines-6e-5e-4e_186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 nombreux manques dans ce texte (&lt;gap&gt;), mauvaise numéris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erard-et-moncourt_cours-gradue-versions-latines-6e-5e-4e_1858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NB Fichiers</text:p>
          </table:table-cell>
          <table:table-cell table:style-name="ce1" table:formula="of:=SUM([.B2:.B58])" office:value-type="float" office:value="57" calcext:value-type="float">
            <text:p>57</text:p>
          </table:table-cell>
          <table:table-cell table:style-name="ce1" table:formula="of:=SUM([.C2:.C58])" office:value-type="float" office:value="57" calcext:value-type="float">
            <text:p>57</text:p>
          </table:table-cell>
          <table:table-cell table:style-name="ce1" table:formula="of:=SUM([.D2:.D58])" office:value-type="float" office:value="56" calcext:value-type="float">
            <text:p>56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ition" table:style-name="ta1">
        <table:table-column table:style-name="co7" table:default-cell-style-name="ce2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6" table:number-columns-repeated="1020" table:default-cell-style-name="Default"/>
        <table:table-row table:style-name="ro1">
          <table:table-cell/>
          <table:table-cell table:style-name="ce14" office:value-type="string" calcext:value-type="string">
            <text:p>VALIDATION</text:p>
          </table:table-cell>
          <table:table-cell table:style-name="ce16" office:value-type="string" calcext:value-type="string">
            <text:p>METADONNEES</text:p>
          </table:table-cell>
          <table:table-cell table:style-name="ce17" office:value-type="string" calcext:value-type="string">
            <text:p>STRU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-edmond_horace-a-un-am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elaire-charles_charles-i-exil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trand-louis-sirven-paul_dialogus-lessepsius-ricapinu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-anne_montagnes-russ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_anne_testament-de-louis-xv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seux-louis_union-des-lettres-et-des-scienc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rget-paul_inauguration-conferences-militai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_nec-barbicola-nec-plessaeu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din-charles_ad-augustissimum-principem-carolum-i-urbem-redeute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utremer-leon_phonograph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_bacchus-aux-enfer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amyntas-seu-viato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ien-du-mont-saint-bernard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ristophe-colomb-decouvre-l-ame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entrevue-d-hamlet-avec-le-fantome-de-son-per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atan-fait-la-revue-des-anges-rebell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ommeil-et-la-mor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velociped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illigny-paul-et-hermant-abel_mesaventures-de-deux-habitants-de-falais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-achille_comedie-de-plaut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ey-et-renoy-roux_a-sa-majeste-charles-x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ois-evariste_in-sacram-optimi-regis-caroli-decimi-inunctione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hant-victor_dialogue-entre-un-ancien-et-un-modern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nee_sacre-de-s-m-charles-x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e-l-m_discipulus-et-musa-latina-inter-se-colloquuntur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nte-beuve-charles-augustin_czar-pierre-le-grand-visite-la-sorbonn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erry-lucien-alexandre-marie_union-des-lettres-et-des-scien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TOTAL POURCENTAGE FAIT :</text:p>
          </table:table-cell>
          <table:table-cell table:style-name="ce35" table:formula="of:=SUM([.B2:.B28])/27" office:value-type="percentage" office:value="1" calcext:value-type="percentage">
            <text:p>100%</text:p>
          </table:table-cell>
          <table:table-cell table:style-name="ce36" table:formula="of:=SUM([.C2:.C28])/27" office:value-type="percentage" office:value="1" calcext:value-type="percentage">
            <text:p>100%</text:p>
          </table:table-cell>
          <table:table-cell table:style-name="ce37" table:formula="of:=SUM([.D2:.D28])/27" office:value-type="percentage" office:value="1" calcext:value-type="percentage">
            <text:p>100%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NB Fichiers</text:p>
          </table:table-cell>
          <table:table-cell table:formula="of:=SUM([.B2:.B28])" office:value-type="float" office:value="27" calcext:value-type="float">
            <text:p>27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nuels.A1:manuels.E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5:00:07.893724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MacOSX_X86_64 LibreOffice_project/90f8dcf33c87b3705e78202e3df5142b201bd805</meta:generator>
    <dc:date>2019-08-28T15:01:49.953066476</dc:date>
    <meta:editing-duration>PT1H49M31S</meta:editing-duration>
    <meta:editing-cycles>21</meta:editing-cycles>
    <meta:document-statistic meta:table-count="2" meta:cell-count="367" meta:object-count="0"/>
  </office:meta>
</office:document-meta>
</file>